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paragraph-rsid="001784ac" style:font-size-asian="14pt" style:font-size-complex="14pt"/>
    </style:style>
    <style:style style:name="P4" style:family="paragraph" style:parent-style-name="Standard">
      <style:text-properties fo:font-size="14pt" officeooo:paragraph-rsid="0020286d" style:font-size-asian="14pt" style:font-size-complex="14pt"/>
    </style:style>
    <style:style style:name="P5"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fo:font-size="32pt" style:font-size-asian="32pt" style:font-size-complex="32pt"/>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paragraph-rsid="0020286d" style:font-size-asian="20pt" style:font-weight-asian="bold" style:font-size-complex="20pt" style:font-weight-complex="bold"/>
    </style:style>
    <style:style style:name="P9" style:family="paragraph" style:parent-style-name="Standard">
      <style:text-properties fo:font-size="14pt" officeooo:paragraph-rsid="00293585" style:font-size-asian="14pt" style:font-size-complex="14pt"/>
    </style:style>
    <style:style style:name="P10" style:family="paragraph" style:parent-style-name="Standard">
      <style:text-properties fo:font-size="14pt" officeooo:rsid="0020286d" officeooo:paragraph-rsid="00293585" style:font-size-asian="14pt" style:font-size-complex="14pt"/>
    </style:style>
    <style:style style:name="P11" style:family="paragraph" style:parent-style-name="Standard">
      <style:text-properties fo:font-size="14pt" officeooo:rsid="00200637" officeooo:paragraph-rsid="00293585" style:font-size-asian="14pt" style:font-size-complex="14pt"/>
    </style:style>
    <style:style style:name="P12" style:family="paragraph" style:parent-style-name="Standard">
      <style:text-properties fo:font-size="14pt" fo:font-weight="bold" officeooo:rsid="00293585" officeooo:paragraph-rsid="00293585" style:font-size-asian="14pt" style:font-weight-asian="bold" style:font-size-complex="14pt" style:font-weight-complex="bold"/>
    </style:style>
    <style:style style:name="T1" style:family="text">
      <style:text-properties officeooo:rsid="0020286d"/>
    </style:style>
    <style:style style:name="T2" style:family="text">
      <style:text-properties fo:font-weight="normal" style:font-weight-asian="normal" style:font-weight-complex="normal"/>
    </style:style>
    <style:style style:name="T3" style:family="text">
      <style:text-properties officeooo:rsid="002935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eataxe-64</text:p>
      <text:p text:style-name="P5"><text:span text:style-name="T3">Tfarm2</text:span> Documentation.</text:p>
      <text:p text:style-name="P6">Richard Parker <text:span text:style-name="T1">30.6</text:span>.201<text:span text:style-name="T1">7</text:span></text:p>
      <text:p text:style-name="P1"/>
      <text:p text:style-name="P7">Section 1 – Introduction</text:p>
      <text:p text:style-name="P2"/>
      <text:p text:style-name="P9"><text:span text:style-name="T3">The thread farm "proper" (tfarm0 and tfarm1) supply the guts of the thread-farm technology, but there are some higher level functions which are not really specific to the meataxe, and have been placed in the tfarm2 module. <text:s/>At present, the only functionality here is the flow-control MOJ, but it is expected that further routines will be included here (e.g. thread-safe hash tables) in due course.</text:span></text:p>
      <text:p text:style-name="P3"/>
      <text:p text:style-name="P8">Section <text:span text:style-name="T3">2</text:span> – <text:span text:style-name="T1">The Flow-Control MOJ.</text:span></text:p>
      <text:p text:style-name="P4"/>
      <text:p text:style-name="P10">The <text:span text:style-name="T3">FlowMOJ is a data structure containing a pthread mutex and a pthread condition variable, and three (uint64_t) integers, with the aim of synchronizing a chain of operations so that the beginning of the chain does not go too fast. <text:s/>The main reason for needing this is to stop the memory footprint getting too large.</text:span></text:p>
      <text:p text:style-name="P10"/>
      <text:p text:style-name="P12">MOJ <text:s text:c="2"/>TFFlowCons(uint64_t res, uint64_t upres, uint64_t downres)<text:span text:style-name="T2"> to construct a new MOJ set up as a "FlowMOJ" with the initial values of res (the starting resource quantity), upres (how much TFFlowUP adds to the resource) and downres (how much resource there must be for TFFlowWait to return, also how much is used when it does.</text:span></text:p>
      <text:p text:style-name="P12"><text:span text:style-name="T2"/></text:p>
      <text:p text:style-name="P12">void TFFlowUp (MOJ moj) <text:span text:style-name="T2">to increase the amount of resource available to the FlowMOJ by the upres quantity.</text:span></text:p>
      <text:p text:style-name="P12"><text:span text:style-name="T2"/></text:p>
      <text:p text:style-name="P12">void TFFlowWait (MOJ moj)<text:span text:style-name="T2"> to wait until the resource amount is at least downres, and then to subtract downres from the resource before exiting.</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7-06-30T19:28:41.120935824</dc:date>
    <meta:editing-duration>PT23H46M30S</meta:editing-duration>
    <meta:editing-cycles>135</meta:editing-cycles>
    <meta:generator>LibreOffice/5.1.6.2$Linux_X86_64 LibreOffice_project/10m0$Build-2</meta:generator>
    <meta:printed-by>User </meta:printed-by>
    <meta:print-date>2012-08-06T12:45:35</meta:print-date>
    <meta:document-statistic meta:table-count="0" meta:image-count="0" meta:object-count="0" meta:page-count="1" meta:paragraph-count="10" meta:word-count="231" meta:character-count="1403" meta:non-whitespace-character-count="1176"/>
  </office:meta>
</office:document-meta>
</file>